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onac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2">Every internal journey</text:span> has some kind of technological intrusion</text:p>
      <text:p text:style-name="P1">drones, sweepers,memory's of Casper</text:p>
      <text:p text:style-name="P1">-when the future is unpredictable how can one make promises</text:p>
      <text:p text:style-name="P1">-how the truth is knowable only in the past</text:p>
      <text:p text:style-name="P1">-everything comes down to the individual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06T11:18:46</meta:creation-date>
    <dc:date>2011-12-06T12:30:39</dc:date>
    <dc:creator>Fred Hudson</dc:creator>
    <meta:editing-duration>PT56M43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38" meta:character-count="242"/>
  </office:meta>
</office:document-meta>
</file>